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D80000054EFFCDB322803F515E.jpg" manifest:media-type="image/jpeg"/>
  <manifest:file-entry manifest:full-path="Pictures/10000000000007D80000054E27BE1EF34D97A14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24.59mm" svg:y="0mm" svg:width="170mm" svg:height="114.99mm" draw:z-index="0"><draw:image xlink:href="Pictures/10000000000007D80000054E27BE1EF34D97A143.jpg" xlink:type="simple" xlink:show="embed" xlink:actuate="onLoad" loext:mime-type="image/jpeg"/></draw:frame><draw:frame draw:style-name="fr1" draw:name="Image2" text:anchor-type="paragraph" svg:x="25.12mm" svg:y="143.93mm" svg:width="170mm" svg:height="114.99mm" draw:z-index="1"><draw:image xlink:href="Pictures/10000000000007D80000054E27BE1EF34D97A143.jpg" xlink:type="simple" xlink:show="embed" xlink:actuate="onLoad" loext:mime-type="image/jpeg"/></draw:frame><text:s/></text:p>
      <text:p text:style-name="P1"><draw:frame draw:style-name="fr1" draw:name="Image3" text:anchor-type="paragraph" svg:x="-0.28mm" svg:y="0mm" svg:width="170mm" svg:height="114.99mm" draw:z-index="2"><draw:image xlink:href="Pictures/10000000000007D80000054EFFCDB322803F515E.jpg" xlink:type="simple" xlink:show="embed" xlink:actuate="onLoad" loext:mime-type="image/jpeg"/></draw:frame><draw:frame draw:style-name="fr1" draw:name="Image4" text:anchor-type="paragraph" svg:x="-0.28mm" svg:y="144.46mm" svg:width="170mm" svg:height="114.99mm" draw:z-index="3"><draw:image xlink:href="Pictures/10000000000007D80000054EFFCDB322803F515E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0mm" fo:margin-bottom="10mm" fo:margin-left="1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2:35:39.209816228</meta:creation-date>
    <dc:date>2019-03-24T12:55:55.277040056</dc:date>
    <meta:editing-duration>PT20M14S</meta:editing-duration>
    <meta:editing-cycles>8</meta:editing-cycles>
    <meta:generator>LibreOffice/6.1.5.2$Linux_X86_64 LibreOffice_project/10$Build-2</meta:generator>
    <meta:print-date>2019-03-24T12:50:58.758563555</meta:print-date>
    <meta:document-statistic meta:table-count="0" meta:image-count="4" meta:object-count="0" meta:page-count="2" meta:paragraph-count="1" meta:word-count="0" meta:character-count="1" meta:non-whitespace-character-count="0"/>
  </office:meta>
</office:document-meta>
</file>